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Standard">
      <style:text-properties officeooo:rsid="00401ec0" officeooo:paragraph-rsid="00401ec0"/>
    </style:style>
    <style:style style:name="P48" style:family="paragraph" style:parent-style-name="Heading_20_2">
      <style:text-properties officeooo:paragraph-rsid="00190a94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paragraph-properties fo:break-before="page"/>
      <style:text-properties officeooo:paragraph-rsid="00190a94"/>
    </style:style>
    <style:style style:name="P51" style:family="paragraph" style:parent-style-name="Heading_20_2">
      <style:paragraph-properties fo:break-before="page"/>
      <style:text-properties officeooo:paragraph-rsid="003216a8"/>
    </style:style>
    <style:style style:name="P52" style:family="paragraph" style:parent-style-name="Heading_20_2">
      <style:paragraph-properties fo:break-before="page"/>
      <style:text-properties officeooo:rsid="000db51a"/>
    </style:style>
    <style:style style:name="P53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4570568633959057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7" office:value-type="string">
            <text:p text:style-name="P8">null</text:p>
          </table:table-cell>
          <table:table-cell table:style-name="Table1.C27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3" office:value-type="string">
            <text:p text:style-name="P8">null</text:p>
          </table:table-cell>
          <table:table-cell table:style-name="Table1.C33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29">jppf.redirect.out</text:p>
          </table:table-cell>
          <table:table-cell table:style-name="Table1.B37" office:value-type="string">
            <text:p text:style-name="P29">null</text:p>
          </table:table-cell>
          <table:table-cell table:style-name="Table1.C37" office:value-type="string">
            <text:p text:style-name="P29">file to redirect System.out to</text:p>
          </table:table-cell>
        </table:table-row>
        <table:table-row>
          <table:table-cell table:style-name="Table1.A2" office:value-type="string">
            <text:p text:style-name="P29">jppf.redirect.out.append</text:p>
          </table:table-cell>
          <table:table-cell table:style-name="Table1.B37" office:value-type="string">
            <text:p text:style-name="P29">false</text:p>
          </table:table-cell>
          <table:table-cell table:style-name="Table1.C37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29">jppf.redirect.err</text:p>
          </table:table-cell>
          <table:table-cell table:style-name="Table1.B37" office:value-type="string">
            <text:p text:style-name="P29">null</text:p>
          </table:table-cell>
          <table:table-cell table:style-name="Table1.C37" office:value-type="string">
            <text:p text:style-name="P29">file to redirect System.err to</text:p>
          </table:table-cell>
        </table:table-row>
        <table:table-row>
          <table:table-cell table:style-name="Table1.A2" office:value-type="string">
            <text:p text:style-name="P29">jppf.redirect.err.append</text:p>
          </table:table-cell>
          <table:table-cell table:style-name="Table1.B38" office:value-type="string">
            <text:p text:style-name="P29">false</text:p>
          </table:table-cell>
          <table:table-cell table:style-name="Table1.C38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38">org.jppf.resolve.addresses</text:p>
          </table:table-cell>
          <table:table-cell table:style-name="Table1.B39" office:value-type="string">
            <text:p text:style-name="P38">true</text:p>
          </table:table-cell>
          <table:table-cell table:style-name="Table1.C39" office:value-type="string">
            <text:p text:style-name="P38">whether to resolve nodes ip addresses into host names</text:p>
          </table:table-cell>
        </table:table-row>
      </table:table>
      <text:list xml:id="list90940880159497" text:continue-numbering="true" text:style-name="Outline">
        <text:list-item>
          <text:list>
            <text:list-item>
              <text:h text:style-name="P50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</table:table>
      <text:p text:style-name="P14"/>
      <text:list xml:id="list90940880168824" text:continue-numbering="true" text:style-name="Outline">
        <text:list-item>
          <text:list>
            <text:list-item>
              <text:h text:style-name="P48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90940896172037" text:continue-numbering="true" text:style-name="Outline">
        <text:list-item>
          <text:list>
            <text:list-item>
              <text:h text:style-name="P49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90940896162304" text:continue-numbering="true" text:style-name="Outline">
        <text:list-item>
          <text:list>
            <text:list-item>
              <text:h text:style-name="P51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</table:table>
      <text:p text:style-name="P36"/>
      <text:p text:style-name="P36"/>
      <text:p text:style-name="Standard"/>
      <text:list xml:id="list90940911157077" text:continue-numbering="true" text:style-name="Outline">
        <text:list-item>
          <text:list>
            <text:list-item>
              <text:h text:style-name="P52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7">0</text:p>
          </table:table-cell>
          <table:table-cell table:style-name="Table4.C2" office:value-type="string">
            <text:p text:style-name="P9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90940911167156" text:continue-numbering="true" text:style-name="Outline">
        <text:list-item>
          <text:list>
            <text:list-item>
              <text:h text:style-name="P53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22M48S</meta:editing-duration>
    <meta:editing-cycles>106</meta:editing-cycles>
    <meta:generator>LibreOffice/4.3.2.2$Windows_x86 LibreOffice_project/edfb5295ba211bd31ad47d0bad0118690f76407d</meta:generator>
    <meta:creation-date>2009-09-06T09:09:52.32</meta:creation-date>
    <dc:date>2015-10-06T09:09:40.689000000</dc:date>
    <meta:document-statistic meta:table-count="7" meta:image-count="0" meta:object-count="0" meta:page-count="7" meta:paragraph-count="537" meta:word-count="1567" meta:character-count="13090" meta:non-whitespace-character-count="12057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